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Practis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9, 2021 (08:06:53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switch-statement"/>Mastering <text:span text:style-name="KeywordTok">switch</text:span> statement<text:bookmark-end text:name="mastering-switch-statement"/></text:h>
      <text:p text:style-name="First_20_paragraph">Copy-and-paste the following code in a <text:span text:style-name="NormalTok">Main</text:span> method:</text:p>
      <text:p text:style-name="P1">Console.WriteLine("Please,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being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would start on Sunday</text:span></text:a>, i.e., “Sunday” trigger the value 1 to being assigned to <text:span text:style-name="NormalTok">num_day</text:span>, “Monday” trigger the value 2 to being assigned to <text:span text:style-name="NormalTok">num_day</text:span>, etc.</text:p>
        </text:list-item>
        <text:list-item>
          <text:p text:style-name="P31">Finally, change the last message if the code is in error: use an <text:span text:style-name="KeywordTok">if</text:span> statement to display a different message if the user input did not matched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se “transforming” <text:span text:style-name="KeywordTok">if</text:span> statements into <text:span text:style-name="KeywordTok">switch</text:span> statements, and reciprocally. This will help you in memorizing both, and in chosing the most convenient to perform certain task.</text:p>
      <text:p text:style-name="Text_20_body">Create a new project and do the following in <text:span text:style-name="NormalTok">Main</text:span>.</text:p>
      <text:list text:style-name="L2">
        <text:list-item>
          <text:p text:style-name="P32">Initialize a <text:span text:style-name="DataTypeTok">string</text:span> variable named “day,” an <text:span text:style-name="DataTypeTok">int</text:span> variable named “myVar,” a <text:span text:style-name="DataTypeTok">char</text:span> variable named “initial,” and a Boolean variable named “flag.”</text:p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3">
        <text:list-item>
          <text:p text:style-name="P33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."</text:span>, <text:span text:style-name="StringTok">"Tue."</text:span>, <text:span text:style-name="StringTok">"Wed."</text:span>, <text:span text:style-name="StringTok">"Thu."</text:span> or <text:span text:style-name="StringTok">"Fri."</text:span>, and to <text:span text:style-name="KeywordTok">false</text:span> otherwise.</text:p>
        </text:list-item>
        <text:list-item>
          <text:p text:style-name="P33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4">
        <text:list-item>
          <text:p text:style-name="P34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 <text:span text:style-name="DecValTok">3</text:span>, <text:span text:style-name="DecValTok">5</text:span> or <text:span text:style-name="DecValTok">7</text:span>.</text:p>
        </text:list-item>
        <text:list-item>
          <text:p text:style-name="P34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5">
        <text:list-item>
          <text:p text:style-name="P35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5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6">
        <text:list-item>
          <text:p text:style-name="P36">Write a statement that doubles the value of <text:span text:style-name="NormalTok">myVar</text:span> if <text:span text:style-name="NormalTok">day</text:span> is <text:span text:style-name="StringTok">"Sun."</text:span>, triples the value of <text:span text:style-name="NormalTok">myVar</text:span> if <text:span text:style-name="NormalTok">day</text:span> is not <text:span text:style-name="StringTok">"Sun.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6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Practis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9T12:07:03Z</meta:creation-date>
    <dc:date>2021-06-29T12:07:03Z</dc:date>
    <meta:user-defined meta:name="date" meta:value-type="string">June  29, 2021 (08:06:53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